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043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2.05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/>
    <style:style style:name="ce2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Feuille1_2" table:style-name="ta1">
        <table:shapes>
          <draw:frame draw:z-index="0" draw:style-name="gr1" svg:width="28.569cm" svg:height="12.602cm" svg:x="3.102cm" svg:y="0.102cm">
            <draw:object draw:notify-on-update-of-ranges="Feuille1_2.A1:Feuille1_2.A1 Feuille1_2.A2:Feuille1_2.A117 Feuille1_2.B1:Feuille1_2.B1 Feuille1_2.B2:Feuille1_2.B1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otal</text:p>
          </table:table-cell>
          <table:table-cell office:value-type="string">
            <text:p>mandat</text:p>
          </table:table-cell>
        </table:table-row>
        <table:table-row table:style-name="ro1">
          <table:table-cell office:value-type="date" office:date-value="2004-01-14">
            <text:p>2004-01-14</text:p>
          </table:table-cell>
          <table:table-cell office:value-type="float" office:value="16">
            <text:p>16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4-02-17">
            <text:p>2004-02-17</text:p>
          </table:table-cell>
          <table:table-cell office:value-type="float" office:value="15">
            <text:p>15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4-03-24">
            <text:p>2004-03-24</text:p>
          </table:table-cell>
          <table:table-cell office:value-type="float" office:value="15">
            <text:p>15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4-04-28">
            <text:p>2004-04-28</text:p>
          </table:table-cell>
          <table:table-cell office:value-type="float" office:value="16">
            <text:p>16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4-05-26">
            <text:p>2004-05-26</text:p>
          </table:table-cell>
          <table:table-cell office:value-type="float" office:value="16">
            <text:p>16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4-06-29">
            <text:p>2004-06-29</text:p>
          </table:table-cell>
          <table:table-cell office:value-type="float" office:value="16">
            <text:p>16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4-07-20">
            <text:p>2004-07-20</text:p>
          </table:table-cell>
          <table:table-cell office:value-type="float" office:value="12">
            <text:p>12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4-09-22">
            <text:p>2004-09-22</text:p>
          </table:table-cell>
          <table:table-cell office:value-type="float" office:value="17">
            <text:p>17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4-10-26">
            <text:p>2004-10-26</text:p>
          </table:table-cell>
          <table:table-cell office:value-type="float" office:value="14">
            <text:p>14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4-11-24">
            <text:p>2004-11-24</text:p>
          </table:table-cell>
          <table:table-cell office:value-type="float" office:value="18">
            <text:p>18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4-12-15">
            <text:p>2004-12-15</text:p>
          </table:table-cell>
          <table:table-cell office:value-type="float" office:value="15">
            <text:p>15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5-01-18">
            <text:p>2005-01-18</text:p>
          </table:table-cell>
          <table:table-cell office:value-type="float" office:value="14">
            <text:p>14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5-02-23">
            <text:p>2005-02-23</text:p>
          </table:table-cell>
          <table:table-cell office:value-type="float" office:value="16">
            <text:p>16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5-03-22">
            <text:p>2005-03-22</text:p>
          </table:table-cell>
          <table:table-cell office:value-type="float" office:value="13">
            <text:p>13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5-04-20">
            <text:p>2005-04-20</text:p>
          </table:table-cell>
          <table:table-cell office:value-type="float" office:value="15">
            <text:p>15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5-05-17">
            <text:p>2005-05-17</text:p>
          </table:table-cell>
          <table:table-cell office:value-type="float" office:value="16">
            <text:p>16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5-06-27">
            <text:p>2005-06-27</text:p>
          </table:table-cell>
          <table:table-cell office:value-type="float" office:value="13">
            <text:p>13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5-07-19">
            <text:p>2005-07-19</text:p>
          </table:table-cell>
          <table:table-cell office:value-type="float" office:value="11">
            <text:p>11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5-09-14">
            <text:p>2005-09-14</text:p>
          </table:table-cell>
          <table:table-cell office:value-type="float" office:value="18">
            <text:p>18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5-10-25">
            <text:p>2005-10-25</text:p>
          </table:table-cell>
          <table:table-cell office:value-type="float" office:value="16">
            <text:p>16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5-11-16">
            <text:p>2005-11-16</text:p>
          </table:table-cell>
          <table:table-cell office:value-type="float" office:value="15">
            <text:p>15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5-12-13">
            <text:p>2005-12-13</text:p>
          </table:table-cell>
          <table:table-cell office:value-type="float" office:value="16">
            <text:p>16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7-01-17">
            <text:p>2007-01-17</text:p>
          </table:table-cell>
          <table:table-cell office:value-type="float" office:value="16">
            <text:p>16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7-01-30">
            <text:p>2007-01-30</text:p>
          </table:table-cell>
          <table:table-cell office:value-type="float" office:value="17">
            <text:p>17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7-02-20">
            <text:p>2007-02-20</text:p>
          </table:table-cell>
          <table:table-cell office:value-type="float" office:value="13">
            <text:p>13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7-03-28">
            <text:p>2007-03-28</text:p>
          </table:table-cell>
          <table:table-cell office:value-type="float" office:value="15">
            <text:p>15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7-04-24">
            <text:p>2007-04-24</text:p>
          </table:table-cell>
          <table:table-cell office:value-type="float" office:value="15">
            <text:p>15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7-05-23">
            <text:p>2007-05-23</text:p>
          </table:table-cell>
          <table:table-cell office:value-type="float" office:value="15">
            <text:p>15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7-06-26">
            <text:p>2007-06-26</text:p>
          </table:table-cell>
          <table:table-cell office:value-type="float" office:value="16">
            <text:p>16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7-07-18">
            <text:p>2007-07-18</text:p>
          </table:table-cell>
          <table:table-cell office:value-type="float" office:value="14">
            <text:p>14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7-09-11">
            <text:p>2007-09-11</text:p>
          </table:table-cell>
          <table:table-cell office:value-type="float" office:value="16">
            <text:p>16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7-10-16">
            <text:p>2007-10-16</text:p>
          </table:table-cell>
          <table:table-cell office:value-type="float" office:value="15">
            <text:p>15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7-11-14">
            <text:p>2007-11-14</text:p>
          </table:table-cell>
          <table:table-cell office:value-type="float" office:value="14">
            <text:p>14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7-12-19">
            <text:p>2007-12-19</text:p>
          </table:table-cell>
          <table:table-cell office:value-type="float" office:value="12">
            <text:p>12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8-01-22">
            <text:p>2008-01-22</text:p>
          </table:table-cell>
          <table:table-cell office:value-type="float" office:value="15">
            <text:p>15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8-02-27">
            <text:p>2008-02-27</text:p>
          </table:table-cell>
          <table:table-cell office:value-type="float" office:value="14">
            <text:p>14</text:p>
          </table:table-cell>
          <table:table-cell office:value-type="string">
            <text:p>2001-2008</text:p>
          </table:table-cell>
        </table:table-row>
        <table:table-row table:style-name="ro1">
          <table:table-cell office:value-type="date" office:date-value="2008-03-26">
            <text:p>2008-03-26</text:p>
          </table:table-cell>
          <table:table-cell office:value-type="float" office:value="19">
            <text:p>19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08-04-22">
            <text:p>2008-04-22</text:p>
          </table:table-cell>
          <table:table-cell office:value-type="float" office:value="17">
            <text:p>17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08-05-28">
            <text:p>2008-05-28</text:p>
          </table:table-cell>
          <table:table-cell office:value-type="float" office:value="17">
            <text:p>17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08-06-24">
            <text:p>2008-06-24</text:p>
          </table:table-cell>
          <table:table-cell office:value-type="float" office:value="17">
            <text:p>17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08-07-16">
            <text:p>2008-07-16</text:p>
          </table:table-cell>
          <table:table-cell office:value-type="float" office:value="14">
            <text:p>14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08-09-16">
            <text:p>2008-09-16</text:p>
          </table:table-cell>
          <table:table-cell office:value-type="float" office:value="15">
            <text:p>15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08-10-15">
            <text:p>2008-10-15</text:p>
          </table:table-cell>
          <table:table-cell office:value-type="float" office:value="17">
            <text:p>17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08-11-18">
            <text:p>2008-11-18</text:p>
          </table:table-cell>
          <table:table-cell office:value-type="float" office:value="18">
            <text:p>18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08-12-17">
            <text:p>2008-12-17</text:p>
          </table:table-cell>
          <table:table-cell office:value-type="float" office:value="19">
            <text:p>19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09-01-20">
            <text:p>2009-01-20</text:p>
          </table:table-cell>
          <table:table-cell office:value-type="float" office:value="17">
            <text:p>17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09-02-18">
            <text:p>2009-02-18</text:p>
          </table:table-cell>
          <table:table-cell office:value-type="float" office:value="15">
            <text:p>15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09-03-24">
            <text:p>2009-03-24</text:p>
          </table:table-cell>
          <table:table-cell office:value-type="float" office:value="16">
            <text:p>16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09-04-21">
            <text:p>2009-04-21</text:p>
          </table:table-cell>
          <table:table-cell office:value-type="float" office:value="16">
            <text:p>16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09-05-26">
            <text:p>2009-05-26</text:p>
          </table:table-cell>
          <table:table-cell office:value-type="float" office:value="15">
            <text:p>15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09-06-24">
            <text:p>2009-06-24</text:p>
          </table:table-cell>
          <table:table-cell office:value-type="float" office:value="17">
            <text:p>17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09-07-21">
            <text:p>2009-07-21</text:p>
          </table:table-cell>
          <table:table-cell office:value-type="float" office:value="11">
            <text:p>11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09-09-09">
            <text:p>2009-09-09</text:p>
          </table:table-cell>
          <table:table-cell office:value-type="float" office:value="17">
            <text:p>17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09-10-13">
            <text:p>2009-10-13</text:p>
          </table:table-cell>
          <table:table-cell office:value-type="float" office:value="15">
            <text:p>15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09-11-24">
            <text:p>2009-11-24</text:p>
          </table:table-cell>
          <table:table-cell office:value-type="float" office:value="16">
            <text:p>16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09-12-15">
            <text:p>2009-12-15</text:p>
          </table:table-cell>
          <table:table-cell office:value-type="float" office:value="15">
            <text:p>15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0-01-19">
            <text:p>2010-01-19</text:p>
          </table:table-cell>
          <table:table-cell office:value-type="float" office:value="15">
            <text:p>15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0-02-16">
            <text:p>2010-02-16</text:p>
          </table:table-cell>
          <table:table-cell office:value-type="float" office:value="14">
            <text:p>14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0-03-23">
            <text:p>2010-03-23</text:p>
          </table:table-cell>
          <table:table-cell office:value-type="float" office:value="14">
            <text:p>14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0-04-20">
            <text:p>2010-04-20</text:p>
          </table:table-cell>
          <table:table-cell office:value-type="float" office:value="15">
            <text:p>15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0-05-18">
            <text:p>2010-05-18</text:p>
          </table:table-cell>
          <table:table-cell office:value-type="float" office:value="14">
            <text:p>14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0-06-22">
            <text:p>2010-06-22</text:p>
          </table:table-cell>
          <table:table-cell office:value-type="float" office:value="17">
            <text:p>17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0-07-20">
            <text:p>2010-07-20</text:p>
          </table:table-cell>
          <table:table-cell office:value-type="float" office:value="12">
            <text:p>12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0-09-21">
            <text:p>2010-09-21</text:p>
          </table:table-cell>
          <table:table-cell office:value-type="float" office:value="13">
            <text:p>13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0-10-19">
            <text:p>2010-10-19</text:p>
          </table:table-cell>
          <table:table-cell office:value-type="float" office:value="14">
            <text:p>14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0-11-16">
            <text:p>2010-11-16</text:p>
          </table:table-cell>
          <table:table-cell office:value-type="float" office:value="11">
            <text:p>11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0-12-22">
            <text:p>2010-12-22</text:p>
          </table:table-cell>
          <table:table-cell office:value-type="float" office:value="14">
            <text:p>14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1-01-18">
            <text:p>2011-01-18</text:p>
          </table:table-cell>
          <table:table-cell office:value-type="float" office:value="15">
            <text:p>15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1-02-15">
            <text:p>2011-02-15</text:p>
          </table:table-cell>
          <table:table-cell office:value-type="float" office:value="13">
            <text:p>13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1-03-23">
            <text:p>2011-03-23</text:p>
          </table:table-cell>
          <table:table-cell office:value-type="float" office:value="15">
            <text:p>15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1-04-19">
            <text:p>2011-04-19</text:p>
          </table:table-cell>
          <table:table-cell office:value-type="float" office:value="15">
            <text:p>15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1-05-24">
            <text:p>2011-05-24</text:p>
          </table:table-cell>
          <table:table-cell office:value-type="float" office:value="16">
            <text:p>16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1-06-17">
            <text:p>2011-06-17</text:p>
          </table:table-cell>
          <table:table-cell office:value-type="float" office:value="12">
            <text:p>12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1-07-05">
            <text:p>2011-07-05</text:p>
          </table:table-cell>
          <table:table-cell office:value-type="float" office:value="13">
            <text:p>13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1-09-13">
            <text:p>2011-09-13</text:p>
          </table:table-cell>
          <table:table-cell office:value-type="float" office:value="14">
            <text:p>14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1-10-12">
            <text:p>2011-10-12</text:p>
          </table:table-cell>
          <table:table-cell office:value-type="float" office:value="13">
            <text:p>13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1-11-08">
            <text:p>2011-11-08</text:p>
          </table:table-cell>
          <table:table-cell office:value-type="float" office:value="13">
            <text:p>13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1-12-06">
            <text:p>2011-12-06</text:p>
          </table:table-cell>
          <table:table-cell office:value-type="float" office:value="13">
            <text:p>13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2-01-17">
            <text:p>2012-01-17</text:p>
          </table:table-cell>
          <table:table-cell office:value-type="float" office:value="14">
            <text:p>14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2-02-15">
            <text:p>2012-02-15</text:p>
          </table:table-cell>
          <table:table-cell office:value-type="float" office:value="13">
            <text:p>13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2-03-27">
            <text:p>2012-03-27</text:p>
          </table:table-cell>
          <table:table-cell office:value-type="float" office:value="15">
            <text:p>15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float" office:value="15">
            <text:p>15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float" office:value="14">
            <text:p>14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float" office:value="12">
            <text:p>12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float" office:value="12">
            <text:p>12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2-09-12">
            <text:p>2012-09-12</text:p>
          </table:table-cell>
          <table:table-cell office:value-type="float" office:value="13">
            <text:p>13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2-10-09">
            <text:p>2012-10-09</text:p>
          </table:table-cell>
          <table:table-cell office:value-type="float" office:value="12">
            <text:p>12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2-11-13">
            <text:p>2012-11-13</text:p>
          </table:table-cell>
          <table:table-cell office:value-type="float" office:value="12">
            <text:p>12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float" office:value="12">
            <text:p>12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3-01-22">
            <text:p>2013-01-22</text:p>
          </table:table-cell>
          <table:table-cell office:value-type="float" office:value="15">
            <text:p>15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3-02-20">
            <text:p>2013-02-20</text:p>
          </table:table-cell>
          <table:table-cell office:value-type="float" office:value="12">
            <text:p>12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3-03-26">
            <text:p>2013-03-26</text:p>
          </table:table-cell>
          <table:table-cell office:value-type="float" office:value="14">
            <text:p>14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3-04-17">
            <text:p>2013-04-17</text:p>
          </table:table-cell>
          <table:table-cell office:value-type="float" office:value="13">
            <text:p>13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3-05-22">
            <text:p>2013-05-22</text:p>
          </table:table-cell>
          <table:table-cell office:value-type="float" office:value="13">
            <text:p>13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3-06-18">
            <text:p>2013-06-18</text:p>
          </table:table-cell>
          <table:table-cell office:value-type="float" office:value="13">
            <text:p>13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3-07-02">
            <text:p>2013-07-02</text:p>
          </table:table-cell>
          <table:table-cell office:value-type="float" office:value="14">
            <text:p>14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3-09-10">
            <text:p>2013-09-10</text:p>
          </table:table-cell>
          <table:table-cell office:value-type="float" office:value="13">
            <text:p>13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3-10-22">
            <text:p>2013-10-22</text:p>
          </table:table-cell>
          <table:table-cell office:value-type="float" office:value="10">
            <text:p>10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3-11-19">
            <text:p>2013-11-19</text:p>
          </table:table-cell>
          <table:table-cell office:value-type="float" office:value="11">
            <text:p>11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3-12-17">
            <text:p>2013-12-17</text:p>
          </table:table-cell>
          <table:table-cell office:value-type="float" office:value="12">
            <text:p>12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4-01-14">
            <text:p>2014-01-14</text:p>
          </table:table-cell>
          <table:table-cell office:value-type="float" office:value="14">
            <text:p>14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4-02-26">
            <text:p>2014-02-26</text:p>
          </table:table-cell>
          <table:table-cell office:value-type="float" office:value="15">
            <text:p>15</text:p>
          </table:table-cell>
          <table:table-cell office:value-type="string">
            <text:p>2008-2014</text:p>
          </table:table-cell>
        </table:table-row>
        <table:table-row table:style-name="ro1">
          <table:table-cell office:value-type="date" office:date-value="2014-03-28">
            <text:p>2014-03-28</text:p>
          </table:table-cell>
          <table:table-cell office:value-type="float" office:value="17">
            <text:p>17</text:p>
          </table:table-cell>
          <table:table-cell office:value-type="string">
            <text:p>2014-...</text:p>
          </table:table-cell>
        </table:table-row>
        <table:table-row table:style-name="ro1">
          <table:table-cell office:value-type="date" office:date-value="2014-04-22">
            <text:p>2014-04-22</text:p>
          </table:table-cell>
          <table:table-cell office:value-type="float" office:value="18">
            <text:p>18</text:p>
          </table:table-cell>
          <table:table-cell office:value-type="string">
            <text:p>2014-...</text:p>
          </table:table-cell>
        </table:table-row>
        <table:table-row table:style-name="ro1">
          <table:table-cell office:value-type="date" office:date-value="2014-05-13">
            <text:p>2014-05-13</text:p>
          </table:table-cell>
          <table:table-cell office:value-type="float" office:value="16">
            <text:p>16</text:p>
          </table:table-cell>
          <table:table-cell office:value-type="string">
            <text:p>2014-...</text:p>
          </table:table-cell>
        </table:table-row>
        <table:table-row table:style-name="ro1">
          <table:table-cell office:value-type="date" office:date-value="2014-06-17">
            <text:p>2014-06-17</text:p>
          </table:table-cell>
          <table:table-cell office:value-type="float" office:value="17">
            <text:p>17</text:p>
          </table:table-cell>
          <table:table-cell office:value-type="string">
            <text:p>2014-...</text:p>
          </table:table-cell>
        </table:table-row>
        <table:table-row table:style-name="ro1">
          <table:table-cell office:value-type="date" office:date-value="2014-07-08">
            <text:p>2014-07-08</text:p>
          </table:table-cell>
          <table:table-cell office:value-type="float" office:value="17">
            <text:p>17</text:p>
          </table:table-cell>
          <table:table-cell office:value-type="string">
            <text:p>2014-...</text:p>
          </table:table-cell>
        </table:table-row>
        <table:table-row table:style-name="ro1">
          <table:table-cell office:value-type="date" office:date-value="2014-09-16">
            <text:p>2014-09-16</text:p>
          </table:table-cell>
          <table:table-cell office:value-type="float" office:value="16">
            <text:p>16</text:p>
          </table:table-cell>
          <table:table-cell office:value-type="string">
            <text:p>2014-...</text:p>
          </table:table-cell>
        </table:table-row>
        <table:table-row table:style-name="ro1">
          <table:table-cell office:value-type="date" office:date-value="2014-11-04">
            <text:p>2014-11-04</text:p>
          </table:table-cell>
          <table:table-cell office:value-type="float" office:value="18">
            <text:p>18</text:p>
          </table:table-cell>
          <table:table-cell office:value-type="string">
            <text:p>2014-...</text:p>
          </table:table-cell>
        </table:table-row>
        <table:table-row table:style-name="ro1">
          <table:table-cell office:value-type="date" office:date-value="2014-12-16">
            <text:p>2014-12-16</text:p>
          </table:table-cell>
          <table:table-cell office:value-type="float" office:value="18">
            <text:p>18</text:p>
          </table:table-cell>
          <table:table-cell office:value-type="string">
            <text:p>2014-...</text:p>
          </table:table-cell>
        </table:table-row>
        <table:table-row table:style-name="ro1">
          <table:table-cell office:value-type="date" office:date-value="2015-01-20">
            <text:p>2015-01-20</text:p>
          </table:table-cell>
          <table:table-cell office:value-type="float" office:value="16">
            <text:p>16</text:p>
          </table:table-cell>
          <table:table-cell office:value-type="string">
            <text:p>2014-...</text:p>
          </table:table-cell>
        </table:table-row>
        <table:table-row table:style-name="ro1">
          <table:table-cell office:value-type="date" office:date-value="2015-02-24">
            <text:p>2015-02-24</text:p>
          </table:table-cell>
          <table:table-cell office:value-type="float" office:value="15">
            <text:p>15</text:p>
          </table:table-cell>
          <table:table-cell office:value-type="string">
            <text:p>2014-...</text:p>
          </table:table-cell>
        </table:table-row>
        <table:table-row table:style-name="ro1">
          <table:table-cell office:value-type="date" office:date-value="2015-03-31">
            <text:p>2015-03-31</text:p>
          </table:table-cell>
          <table:table-cell office:value-type="float" office:value="17">
            <text:p>17</text:p>
          </table:table-cell>
          <table:table-cell office:value-type="string">
            <text:p>2014-...</text:p>
          </table:table-cell>
        </table:table-row>
        <table:table-row table:style-name="ro1">
          <table:table-cell office:value-type="date" office:date-value="2015-05-19">
            <text:p>2015-05-19</text:p>
          </table:table-cell>
          <table:table-cell office:value-type="float" office:value="18">
            <text:p>18</text:p>
          </table:table-cell>
          <table:table-cell office:value-type="string">
            <text:p>2014-...</text:p>
          </table:table-cell>
        </table:table-row>
        <table:table-row table:style-name="ro1">
          <table:table-cell office:value-type="date" office:date-value="2015-07-07">
            <text:p>2015-07-07</text:p>
          </table:table-cell>
          <table:table-cell office:value-type="float" office:value="15">
            <text:p>15</text:p>
          </table:table-cell>
          <table:table-cell office:value-type="string">
            <text:p>2014-...</text:p>
          </table:table-cell>
        </table:table-row>
        <table:table-row table:style-name="ro1">
          <table:table-cell office:value-type="date" office:date-value="2015-09-15">
            <text:p>2015-09-15</text:p>
          </table:table-cell>
          <table:table-cell office:value-type="float" office:value="16">
            <text:p>16</text:p>
          </table:table-cell>
          <table:table-cell office:value-type="string">
            <text:p>2014-...</text:p>
          </table:table-cell>
        </table:table-row>
        <table:table-row table:style-name="ro1" table:number-rows-repeated="104845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euille1" table:style-name="ta1">
        <table:shapes>
          <draw:frame draw:z-index="0" draw:style-name="gr1" svg:width="36.002cm" svg:height="14.62cm" svg:x="8.339cm" svg:y="30.067cm">
            <draw:object draw:notify-on-update-of-ranges="Feuille1.B2:Feuille1.B91 Feuille1.C1:Feuille1.C1 Feuille1.C2:Feuille1.C9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2"/>
        <table:table-column table:style-name="co4" table:default-cell-style-name="Default"/>
        <table:table-row table:style-name="ro1">
          <table:table-cell/>
          <table:table-cell table:style-name="Default"/>
          <table:table-cell/>
        </table:table-row>
        <table:table-row table:style-name="ro1" table:number-rows-repeated="8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5-09-27T16:02:35</dc:date>
    <dc:creator>boogheta </dc:creator>
    <meta:editing-duration>PT31S</meta:editing-duration>
    <meta:editing-cycles>3</meta:editing-cycles>
    <meta:document-statistic meta:table-count="2" meta:cell-count="3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6.003cm" svg:height="14.621cm" xlink:href=".." xlink:type="simple" chart:class="chart:line" chart:style-name="ch1">
        <chart:plot-area chart:style-name="ch2" table:cell-range-address="Feuille1.B1:Feuille1.C91" chart:data-source-has-labels="both" svg:x="1.17cm" svg:y="1.303cm" svg:width="33.393cm" svg:height="12.606cm">
          <chartooo:coordinate-region svg:x="1.791cm" svg:y="1.503cm" svg:width="32.772cm" svg:height="12.207cm"/>
          <chart:axis chart:dimension="x" chart:name="primary-x" chart:style-name="ch3" chartooo:axis-type="auto">
            <chartooo:date-scale/>
            <chart:categories table:cell-range-address="Feuille1.B2:Feuille1.B9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C2:Feuille1.C91" chart:label-cell-address="Feuille1.C1:Feuille1.C1" chart:class="chart:line">
            <chart:data-point chart:repeated="9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euille1.B2:Feuille1.B91</svg:desc>
                </draw:g>
              </table:table-cell>
              <table:table-cell office:value-type="float" office:value="NaN">
                <text:p>NaN</text:p>
                <draw:g>
                  <svg:desc>Feuille1.C2:Feuille1.C9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gap-width="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57cm" svg:height="12.603cm" xlink:href=".." xlink:type="simple" chart:class="chart:bar" chart:style-name="ch1">
        <chart:plot-area chart:style-name="ch2" table:cell-range-address="Feuille1_2.A1:Feuille1_2.B117" chart:data-source-has-labels="both" svg:x="0.787cm" svg:y="0.917cm" svg:width="27.756cm" svg:height="10.783cm">
          <chartooo:coordinate-region svg:x="1.631cm" svg:y="1.116cm" svg:width="26.074cm" svg:height="9.937cm"/>
          <chart:axis chart:dimension="x" chart:name="primary-x" chart:style-name="ch3" chartooo:axis-type="auto">
            <chartooo:date-scale/>
            <chart:categories table:cell-range-address="Feuille1_2.A2:Feuille1_2.A1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_2.B2:Feuille1_2.B117" chart:label-cell-address="Feuille1_2.B1:Feuille1_2.B1" chart:class="chart:bar">
            <chart:data-point chart:repeated="1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Feuille1_2.B1:Feuille1_2.B1</svg:desc>
                </draw:g>
              </table:table-cell>
            </table:table-row>
          </table:table-header-rows>
          <table:table-rows>
            <table:table-row>
              <table:table-cell office:value-type="float" office:value="38000">
                <text:p>38000</text:p>
                <draw:g>
                  <svg:desc>Feuille1_2.A2:Feuille1_2.A117</svg:desc>
                </draw:g>
              </table:table-cell>
              <table:table-cell office:value-type="float" office:value="16">
                <text:p>16</text:p>
                <draw:g>
                  <svg:desc>Feuille1_2.B2:Feuille1_2.B117</svg:desc>
                </draw:g>
              </table:table-cell>
            </table:table-row>
            <table:table-row>
              <table:table-cell office:value-type="float" office:value="38034">
                <text:p>380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8070">
                <text:p>380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8105">
                <text:p>381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8133">
                <text:p>381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8167">
                <text:p>381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8188">
                <text:p>381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8252">
                <text:p>382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8286">
                <text:p>382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8315">
                <text:p>383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8336">
                <text:p>383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8370">
                <text:p>383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8406">
                <text:p>384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8433">
                <text:p>384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462">
                <text:p>384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8489">
                <text:p>384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8530">
                <text:p>385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552">
                <text:p>385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8609">
                <text:p>386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8650">
                <text:p>386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8672">
                <text:p>386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8699">
                <text:p>387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9099">
                <text:p>39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9112">
                <text:p>391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9133">
                <text:p>391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9169">
                <text:p>391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9196">
                <text:p>39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9225">
                <text:p>392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9259">
                <text:p>392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9281">
                <text:p>392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9336">
                <text:p>393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9371">
                <text:p>393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9400">
                <text:p>394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9435">
                <text:p>394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9469">
                <text:p>394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9505">
                <text:p>395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9533">
                <text:p>395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9560">
                <text:p>395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9596">
                <text:p>396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9623">
                <text:p>396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9645">
                <text:p>396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9707">
                <text:p>397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9736">
                <text:p>397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9770">
                <text:p>397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9799">
                <text:p>398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9833">
                <text:p>398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9862">
                <text:p>398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9896">
                <text:p>399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9924">
                <text:p>399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9959">
                <text:p>399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9988">
                <text:p>399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0015">
                <text:p>400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0065">
                <text:p>400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0099">
                <text:p>401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0141">
                <text:p>401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0162">
                <text:p>401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0197">
                <text:p>40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0225">
                <text:p>402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260">
                <text:p>402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288">
                <text:p>402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0316">
                <text:p>403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351">
                <text:p>403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0379">
                <text:p>403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0442">
                <text:p>404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0470">
                <text:p>404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498">
                <text:p>405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0534">
                <text:p>405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561">
                <text:p>405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0589">
                <text:p>405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0625">
                <text:p>406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0652">
                <text:p>406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0687">
                <text:p>406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0711">
                <text:p>407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0799">
                <text:p>408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828">
                <text:p>408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0855">
                <text:p>408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0883">
                <text:p>408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0925">
                <text:p>409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954">
                <text:p>409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0995">
                <text:p>410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024">
                <text:p>410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051">
                <text:p>410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080">
                <text:p>410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164">
                <text:p>411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191">
                <text:p>411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226">
                <text:p>412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255">
                <text:p>412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296">
                <text:p>413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325">
                <text:p>413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359">
                <text:p>41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381">
                <text:p>41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416">
                <text:p>414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443">
                <text:p>414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457">
                <text:p>414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527">
                <text:p>415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653">
                <text:p>416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696">
                <text:p>417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726">
                <text:p>417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751">
                <text:p>417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1772">
                <text:p>417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1807">
                <text:p>418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828">
                <text:p>418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898">
                <text:p>419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1947">
                <text:p>419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1989">
                <text:p>419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024">
                <text:p>420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059">
                <text:p>420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094">
                <text:p>420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143">
                <text:p>421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192">
                <text:p>421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262">
                <text:p>42260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